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EpochNo</text:p>
          </table:table-cell>
          <table:table-cell office:value-type="string">
            <text:p>Poptimal Average At</text:p>
          </table:table-cell>
          <table:table-cell office:value-type="string">
            <text:p><text:s/>Poptimal Average Ag</text:p>
          </table:table-cell>
          <table:table-cell office:value-type="string">
            <text:p>P0 Average At</text:p>
          </table:table-cell>
          <table:table-cell office:value-type="string">
            <text:p><text:s/>P0 Average Ag</text:p>
          </table:table-cell>
          <table:table-cell>
            <draw:frame table:end-cell-address="Sheet1.M21" table:end-x="0.293cm" table:end-y="0.204cm" draw:z-index="0" draw:style-name="gr1" draw:text-style-name="P1" svg:width="15.999cm" svg:height="8.999cm" svg:x="0.101cm" svg:y="0.1cm">
              <draw:object draw:notify-on-update-of-ranges="Sheet1.A1:Sheet1.A1 Sheet1.A2:Sheet1.A12 Sheet1.B1:Sheet1.B1 Sheet1.B2:Sheet1.B12 Sheet1.A1:Sheet1.A1 Sheet1.A2:Sheet1.A12 Sheet1.C1:Sheet1.C1 Sheet1.C2:Sheet1.C12 Sheet1.A1:Sheet1.A1 Sheet1.A2:Sheet1.A12 Sheet1.D1:Sheet1.D1 Sheet1.D2:Sheet1.D12 Sheet1.A1:Sheet1.A1 Sheet1.A2:Sheet1.A12 Sheet1.E1:Sheet1.E1 Sheet1.E2:Sheet1.E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5.9994">
            <text:p>5.99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.6674">
            <text:p>39.6674</text:p>
          </table:table-cell>
          <table:table-cell office:value-type="float" office:value="1.3332">
            <text:p>1.333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.7506">
            <text:p>52.7506</text:p>
          </table:table-cell>
          <table:table-cell office:value-type="float" office:value="81.3324">
            <text:p>81.33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6.0834">
            <text:p>96.083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.1666">
            <text:p>4.1666</text:p>
          </table:table-cell>
          <table:table-cell office:value-type="float" office:value="12.6666">
            <text:p>12.6666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.2502">
            <text:p>18.2502</text:p>
          </table:table-cell>
          <table:table-cell office:value-type="float" office:value="25.6662">
            <text:p>25.6662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.916">
            <text:p>40.916</text:p>
          </table:table-cell>
          <table:table-cell office:value-type="float" office:value="47.6652">
            <text:p>47.665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.832">
            <text:p>58.832</text:p>
          </table:table-cell>
          <table:table-cell office:value-type="float" office:value="65.6654">
            <text:p>65.6654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6.4154">
            <text:p>76.4154</text:p>
          </table:table-cell>
          <table:table-cell office:value-type="float" office:value="83.6656">
            <text:p>83.665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8.916">
            <text:p>88.916</text:p>
          </table:table-cell>
          <table:table-cell office:value-type="float" office:value="90.9994">
            <text:p>90.999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4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Mostert</meta:initial-creator>
    <meta:creation-date>2015-05-28T14:13:28</meta:creation-date>
    <dc:date>2015-05-28T14:24:41</dc:date>
    <dc:creator>Werner Mostert</dc:creator>
    <meta:editing-duration>PT11M14S</meta:editing-duration>
    <meta:editing-cycles>1</meta:editing-cycles>
    <meta:document-statistic meta:table-count="3" meta:cell-count="60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1cm" svg:y="0.316cm" chart:style-name="ch2">
          <text:p>Po vs Poptimal Accuracies</text:p>
        </chart:title>
        <chart:subtitle svg:x="4.23cm" svg:y="1.297cm" chart:style-name="ch3">
          <text:p>Average Convergence Rates and Accuracy</text:p>
        </chart:subtitle>
        <chart:legend chart:legend-position="end" svg:x="11.288cm" svg:y="3.42cm" style:legend-expansion="high" chart:style-name="ch4"/>
        <chart:plot-area chart:style-name="ch5" table:cell-range-address="Sheet1.A1:Sheet1.E12" chart:data-source-has-labels="row" svg:x="1.292cm" svg:y="2.332cm" svg:width="9.356cm" svg:height="5.546cm">
          <chartooo:coordinate-region svg:x="2.123cm" svg:y="2.54cm" svg:width="8.33cm" svg:height="4.674cm"/>
          <chart:axis chart:dimension="x" chart:name="primary-x" chart:style-name="ch6">
            <chart:title svg:x="4.85cm" svg:y="8.059cm" chart:style-name="ch7">
              <text:p>Epoch Number</text:p>
            </chart:title>
          </chart:axis>
          <chart:axis chart:dimension="y" chart:name="primary-y" chart:style-name="ch6">
            <chart:title svg:x="0.451cm" svg:y="5.977cm" chart:style-name="ch8">
              <text:p>Percentage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11" chart:values-cell-range-address="Sheet1.C2:Sheet1.C12" chart:label-cell-address="Sheet1.C1:Sheet1.C1" chart:class="chart:scatter">
            <chart:data-point chart:repeated="11"/>
          </chart:series>
          <chart:series chart:style-name="ch12" chart:values-cell-range-address="Sheet1.D2:Sheet1.D12" chart:label-cell-address="Sheet1.D1:Sheet1.D1" chart:class="chart:scatter">
            <chart:data-point chart:repeated="11"/>
          </chart:series>
          <chart:series chart:style-name="ch13" chart:values-cell-range-address="Sheet1.E2:Sheet1.E12" chart:label-cell-address="Sheet1.E1:Sheet1.E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ptimal Average At</text:p>
                <draw:g>
                  <svg:desc>Sheet1.B1:Sheet1.B1</svg:desc>
                </draw:g>
              </table:table-cell>
              <table:table-cell office:value-type="string">
                <text:p> Poptimal Average Ag</text:p>
                <draw:g>
                  <svg:desc>Sheet1.C1:Sheet1.C1</svg:desc>
                </draw:g>
              </table:table-cell>
              <table:table-cell office:value-type="string">
                <text:p>P0 Average At</text:p>
                <draw:g>
                  <svg:desc>Sheet1.D1:Sheet1.D1</svg:desc>
                </draw:g>
              </table:table-cell>
              <table:table-cell office:value-type="string">
                <text:p> P0 Average A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5.9994">
                <text:p>5.999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.6674">
                <text:p>39.6674</text:p>
              </table:table-cell>
              <table:table-cell office:value-type="float" office:value="1.3332">
                <text:p>1.3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.7506">
                <text:p>52.7506</text:p>
              </table:table-cell>
              <table:table-cell office:value-type="float" office:value="81.3324">
                <text:p>81.3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6.0834">
                <text:p>96.083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1666">
                <text:p>4.1666</text:p>
              </table:table-cell>
              <table:table-cell office:value-type="float" office:value="12.6666">
                <text:p>12.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.2502">
                <text:p>18.2502</text:p>
              </table:table-cell>
              <table:table-cell office:value-type="float" office:value="25.6662">
                <text:p>25.6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.916">
                <text:p>40.916</text:p>
              </table:table-cell>
              <table:table-cell office:value-type="float" office:value="47.6652">
                <text:p>47.6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8.832">
                <text:p>58.832</text:p>
              </table:table-cell>
              <table:table-cell office:value-type="float" office:value="65.6654">
                <text:p>65.6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6.4154">
                <text:p>76.4154</text:p>
              </table:table-cell>
              <table:table-cell office:value-type="float" office:value="83.6656">
                <text:p>83.6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8.916">
                <text:p>88.916</text:p>
              </table:table-cell>
              <table:table-cell office:value-type="float" office:value="90.9994">
                <text:p>90.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